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6" style:family="table-cell" style:parent-style-name="Default" style:data-style-name="N36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5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5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63" calcext:value-type="float">
            <text:p>30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244" calcext:value-type="float">
            <text:p>-42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6" calcext:value-type="float">
            <text:p>5016</text:p>
          </table:table-cell>
          <table:table-cell office:value-type="float" office:value="-2186" calcext:value-type="float">
            <text:p>-2186</text:p>
          </table:table-cell>
          <table:table-cell table:formula="of:=SUM([.B4:.C4])" office:value-type="float" office:value="2830" calcext:value-type="float">
            <text:p>283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4])" office:value-type="float" office:value="369" calcext:value-type="float">
            <text:p>369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5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798.37" calcext:value-type="float">
            <text:p>17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3062.91" calcext:value-type="float">
            <text:p>3062.91</text:p>
          </table:table-cell>
          <table:table-cell table:formula="of:=SUM([.C1:.C70])" office:value-type="float" office:value="3062.91" calcext:value-type="float">
            <text:p>30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243.73" calcext:value-type="float">
            <text:p>-42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5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C57:.C65])" office:value-type="float" office:value="380.12" calcext:value-type="float">
            <text:p>380.1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0:.C81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3])" office:value-type="float" office:value="5016.37" calcext:value-type="float">
            <text:p>5016.37</text:p>
          </table:table-cell>
          <table:table-cell table:formula="of:=SUM([.D1:.D83])" office:value-type="float" office:value="5016.37" calcext:value-type="float">
            <text:p>5016.37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8:.C102])" office:value-type="float" office:value="-2186.12" calcext:value-type="float">
            <text:p>-218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4];[.D103])" office:value-type="float" office:value="2830.25" calcext:value-type="float">
            <text:p>2830.25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 table:number-rows-repeated="12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6:.C26])" office:value-type="float" office:value="245.43" calcext:value-type="float">
            <text:p>245.43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/>
        </table:table-row>
        <table:table-row table:style-name="ro1" table:number-rows-repeated="14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30:.C46])" office:value-type="float" office:value="60.68" calcext:value-type="float">
            <text:p>60.6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50:.C57])" office:value-type="float" office:value="177.56" calcext:value-type="float">
            <text:p>177.56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 expenses</text:p>
          </table:table-cell>
          <table:table-cell table:style-name="Default"/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style-name="ce5" table:formula="of:=SUM([.C60:.C64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/>
        </table:table-row>
        <table:table-row table:style-name="ro1" table:number-rows-repeated="9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69:.C81])" office:value-type="float" office:value="132.6" calcext:value-type="float">
            <text:p>132.6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3])" office:value-type="float" office:value="616.27" calcext:value-type="float">
            <text:p>616.27</text:p>
          </table:table-cell>
          <table:table-cell table:formula="of:=SUM([.D1:.D83])" office:value-type="float" office:value="616.27" calcext:value-type="float">
            <text:p>616.27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 table:number-rows-repeated="6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8:.C99])" office:value-type="float" office:value="-447.5" calcext:value-type="float">
            <text:p>-447.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4];[.D100])" office:value-type="float" office:value="168.77" calcext:value-type="float">
            <text:p>168.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00-00-00</text:date>, <text:time style:data-style-name="N2" text:time-value="22:02:46.1143675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6T22:06:13.236194906</dc:date>
    <meta:editing-duration>P1DT9H29M29S</meta:editing-duration>
    <meta:editing-cycles>201</meta:editing-cycles>
    <meta:generator>LibreOffice/6.0.7.3$Linux_X86_64 LibreOffice_project/00m0$Build-3</meta:generator>
    <meta:document-statistic meta:table-count="5" meta:cell-count="718" meta:object-count="0"/>
  </office:meta>
</office:document-meta>
</file>